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7000000D64C905050A171302A.png" manifest:media-type="image/png"/>
  <manifest:file-entry manifest:full-path="Pictures/10000000000000D7000000D8DDB37C16AF7DC368.png" manifest:media-type="image/png"/>
  <manifest:file-entry manifest:full-path="Pictures/10000000000000D6000000D7AEC0B2FA0AF7F28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88cm" svg:height="5.714cm" svg:x="1.312cm" svg:y="1.686cm">
          <draw:image xlink:href="Pictures/10000000000000D7000000D8DDB37C16AF7DC368.png" xlink:type="simple" xlink:show="embed" xlink:actuate="onLoad">
            <text:p/>
          </draw:image>
        </draw:frame>
        <draw:frame draw:style-name="gr1" draw:text-style-name="P1" draw:layer="layout" svg:width="5.661cm" svg:height="5.688cm" svg:x="7.6cm" svg:y="1.7cm">
          <draw:image xlink:href="Pictures/10000000000000D6000000D7AEC0B2FA0AF7F282.png" xlink:type="simple" xlink:show="embed" xlink:actuate="onLoad">
            <text:p/>
          </draw:image>
        </draw:frame>
        <draw:frame draw:style-name="gr1" draw:text-style-name="P1" draw:layer="layout" svg:width="5.688cm" svg:height="5.661cm" svg:x="13.712cm" svg:y="1.739cm">
          <draw:image xlink:href="Pictures/10000000000000D7000000D64C905050A171302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0T16:30:55.701504816</meta:creation-date>
    <dc:date>2017-12-10T16:32:37.871726366</dc:date>
    <meta:editing-duration>PT1M42S</meta:editing-duration>
    <meta:editing-cycles>1</meta:editing-cycles>
    <meta:document-statistic meta:object-count="3"/>
    <meta:generator>LibreOffice/5.1.6.2$Linux_X86_64 LibreOffice_project/10m0$Build-2</meta:generator>
  </office:meta>
</office:document-meta>
</file>